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156.7pt"/>
    </style:style>
    <style:style style:name="co3" style:family="table-column">
      <style:table-column-properties fo:break-before="auto" style:column-width="183.71pt"/>
    </style:style>
    <style:style style:name="co4" style:family="table-column">
      <style:table-column-properties fo:break-before="auto" style:column-width="144.34pt"/>
    </style:style>
    <style:style style:name="co5" style:family="table-column">
      <style:table-column-properties fo:break-before="auto" style:column-width="176.74pt"/>
    </style:style>
    <style:style style:name="co6" style:family="table-column">
      <style:table-column-properties fo:break-before="auto" style:column-width="103.4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style:text-position="sub 58%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REPLICATION_ON_REP_INTRA_VM-10MIN-100ms-100-200users" table:style-name="ta1">
        <table:shapes>
          <draw:frame draw:z-index="0" draw:style-name="gr1" draw:text-style-name="P1" svg:width="453.51pt" svg:height="255.09pt" svg:x="896.91pt" svg:y="67.58pt">
            <draw:object draw:notify-on-update-of-ranges="'REPLICATION_ON_REP_INTRA_VM-10MIN-100ms-100-200users'.A2:'REPLICATION_ON_REP_INTRA_VM-10MIN-100ms-100-200users'.A30 'REPLICATION_ON_REP_INTRA_VM-10MIN-100ms-100-200users'.B1:'REPLICATION_ON_REP_INTRA_VM-10MIN-100ms-100-200users'.B1 'REPLICATION_ON_REP_INTRA_VM-10MIN-100ms-100-200users'.B2:'REPLICATION_ON_REP_INTRA_VM-10MIN-100ms-100-200users'.B30 'REPLICATION_ON_REP_INTRA_VM-10MIN-100ms-100-200users'.C1:'REPLICATION_ON_REP_INTRA_VM-10MIN-100ms-100-200users'.C1 'REPLICATION_ON_REP_INTRA_VM-10MIN-100ms-100-200users'.C2:'REPLICATION_ON_REP_INTRA_VM-10MIN-100ms-100-200users'.C30 'REPLICATION_ON_REP_INTRA_VM-10MIN-100ms-100-200users'.D1:'REPLICATION_ON_REP_INTRA_VM-10MIN-100ms-100-200users'.D1 'REPLICATION_ON_REP_INTRA_VM-10MIN-100ms-100-200users'.D2:'REPLICATION_ON_REP_INTRA_VM-10MIN-100ms-100-200users'.D30 'REPLICATION_ON_REP_INTRA_VM-10MIN-100ms-100-200users'.E1:'REPLICATION_ON_REP_INTRA_VM-10MIN-100ms-100-200users'.E1 'REPLICATION_ON_REP_INTRA_VM-10MIN-100ms-100-200users'.E2:'REPLICATION_ON_REP_INTRA_VM-10MIN-100ms-100-200users'.E30 'REPLICATION_ON_REP_INTRA_VM-10MIN-100ms-100-200users'.F1:'REPLICATION_ON_REP_INTRA_VM-10MIN-100ms-100-200users'.F1 'REPLICATION_ON_REP_INTRA_VM-10MIN-100ms-100-200users'.F2:'REPLICATION_ON_REP_INTRA_VM-10MIN-100ms-100-200users'.F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<text:span text:style-name="T1">2</text:span></text:p>
          </table:table-cell>
          <table:table-cell office:value-type="string" calcext:value-type="string">
            <text:p>s<text:span text:style-name="T1">3</text:span></text:p>
          </table:table-cell>
          <table:table-cell office:value-type="string" calcext:value-type="string">
            <text:p>s<text:span text:style-name="T1">4</text:span></text:p>
          </table:table-cell>
          <table:table-cell office:value-type="string" calcext:value-type="string">
            <text:p>s<text:span text:style-name="T1">5</text:span></text:p>
          </table:table-cell>
          <table:table-cell office:value-type="string" calcext:value-type="string">
            <text:p>Threshold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50.023985239852" calcext:value-type="float">
            <text:p>950.023985239852</text:p>
          </table:table-cell>
          <table:table-cell office:value-type="float" office:value="965.813392857143" calcext:value-type="float">
            <text:p>965.813392857143</text:p>
          </table:table-cell>
          <table:table-cell office:value-type="float" office:value="969.94385285576" calcext:value-type="float">
            <text:p>969.94385285576</text:p>
          </table:table-cell>
          <table:table-cell office:value-type="float" office:value="951.283137962128" calcext:value-type="float">
            <text:p>951.283137962128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77.774021352313" calcext:value-type="float">
            <text:p>877.774021352313</text:p>
          </table:table-cell>
          <table:table-cell office:value-type="float" office:value="883.548327137546" calcext:value-type="float">
            <text:p>883.548327137546</text:p>
          </table:table-cell>
          <table:table-cell office:value-type="float" office:value="885.294117647059" calcext:value-type="float">
            <text:p>885.294117647059</text:p>
          </table:table-cell>
          <table:table-cell office:value-type="float" office:value="892.462162162162" calcext:value-type="float">
            <text:p>892.462162162162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20.347905282332" calcext:value-type="float">
            <text:p>920.347905282332</text:p>
          </table:table-cell>
          <table:table-cell office:value-type="float" office:value="900.063620071685" calcext:value-type="float">
            <text:p>900.063620071685</text:p>
          </table:table-cell>
          <table:table-cell office:value-type="float" office:value="881.646482635797" calcext:value-type="float">
            <text:p>881.646482635797</text:p>
          </table:table-cell>
          <table:table-cell office:value-type="float" office:value="862.64592462752" calcext:value-type="float">
            <text:p>862.64592462752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925.798898071625" calcext:value-type="float">
            <text:p>925.798898071625</text:p>
          </table:table-cell>
          <table:table-cell office:value-type="float" office:value="897.659090909091" calcext:value-type="float">
            <text:p>897.659090909091</text:p>
          </table:table-cell>
          <table:table-cell office:value-type="float" office:value="922.425044091711" calcext:value-type="float">
            <text:p>922.425044091711</text:p>
          </table:table-cell>
          <table:table-cell office:value-type="float" office:value="920.80129990715" calcext:value-type="float">
            <text:p>920.80129990715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886.848540145986" calcext:value-type="float">
            <text:p>886.848540145986</text:p>
          </table:table-cell>
          <table:table-cell office:value-type="float" office:value="919.074311926606" calcext:value-type="float">
            <text:p>919.074311926606</text:p>
          </table:table-cell>
          <table:table-cell office:value-type="float" office:value="895.156424581006" calcext:value-type="float">
            <text:p>895.156424581006</text:p>
          </table:table-cell>
          <table:table-cell office:value-type="float" office:value="860.748471615721" calcext:value-type="float">
            <text:p>860.748471615721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873.099476439791" calcext:value-type="float">
            <text:p>873.099476439791</text:p>
          </table:table-cell>
          <table:table-cell office:value-type="float" office:value="880.242371403662" calcext:value-type="float">
            <text:p>880.242371403662</text:p>
          </table:table-cell>
          <table:table-cell office:value-type="float" office:value="904.122869955157" calcext:value-type="float">
            <text:p>904.122869955157</text:p>
          </table:table-cell>
          <table:table-cell office:value-type="float" office:value="870.872413793103" calcext:value-type="float">
            <text:p>870.872413793103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917.853432282004" calcext:value-type="float">
            <text:p>917.853432282004</text:p>
          </table:table-cell>
          <table:table-cell office:value-type="float" office:value="896.96628216504" calcext:value-type="float">
            <text:p>896.96628216504</text:p>
          </table:table-cell>
          <table:table-cell office:value-type="float" office:value="890.541292639138" calcext:value-type="float">
            <text:p>890.541292639138</text:p>
          </table:table-cell>
          <table:table-cell office:value-type="float" office:value="872.098930481283" calcext:value-type="float">
            <text:p>872.098930481283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907.777272727273" calcext:value-type="float">
            <text:p>907.777272727273</text:p>
          </table:table-cell>
          <table:table-cell office:value-type="float" office:value="850.207116788321" calcext:value-type="float">
            <text:p>850.207116788321</text:p>
          </table:table-cell>
          <table:table-cell office:value-type="float" office:value="885.436077057793" calcext:value-type="float">
            <text:p>885.436077057793</text:p>
          </table:table-cell>
          <table:table-cell office:value-type="float" office:value="862.205491585474" calcext:value-type="float">
            <text:p>862.205491585474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988.529262086514" calcext:value-type="float">
            <text:p>988.529262086514</text:p>
          </table:table-cell>
          <table:table-cell office:value-type="float" office:value="1044.50200481155" calcext:value-type="float">
            <text:p>1044.50200481155</text:p>
          </table:table-cell>
          <table:table-cell office:value-type="float" office:value="929.415973377704" calcext:value-type="float">
            <text:p>929.415973377704</text:p>
          </table:table-cell>
          <table:table-cell office:value-type="float" office:value="990.115987460815" calcext:value-type="float">
            <text:p>990.115987460815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793.00257069409" calcext:value-type="float">
            <text:p>1793.00257069409</text:p>
          </table:table-cell>
          <table:table-cell office:value-type="float" office:value="1514.2828525641" calcext:value-type="float">
            <text:p>1514.2828525641</text:p>
          </table:table-cell>
          <table:table-cell office:value-type="float" office:value="1767.76605101143" calcext:value-type="float">
            <text:p>1767.76605101143</text:p>
          </table:table-cell>
          <table:table-cell office:value-type="float" office:value="1461.14871016692" calcext:value-type="float">
            <text:p>1461.14871016692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690.11621621622" calcext:value-type="float">
            <text:p>1690.11621621622</text:p>
          </table:table-cell>
          <table:table-cell office:value-type="float" office:value="1002.60618996798" calcext:value-type="float">
            <text:p>1002.60618996798</text:p>
          </table:table-cell>
          <table:table-cell office:value-type="float" office:value="1753.22434782609" calcext:value-type="float">
            <text:p>1753.22434782609</text:p>
          </table:table-cell>
          <table:table-cell office:value-type="float" office:value="941.744360902256" calcext:value-type="float">
            <text:p>941.744360902256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806.43414634146" calcext:value-type="float">
            <text:p>1806.43414634146</text:p>
          </table:table-cell>
          <table:table-cell office:value-type="float" office:value="1070.43232323232" calcext:value-type="float">
            <text:p>1070.43232323232</text:p>
          </table:table-cell>
          <table:table-cell office:value-type="float" office:value="1613.54109589041" calcext:value-type="float">
            <text:p>1613.54109589041</text:p>
          </table:table-cell>
          <table:table-cell office:value-type="float" office:value="1027.54392892399" calcext:value-type="float">
            <text:p>1027.54392892399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688.76198779425" calcext:value-type="float">
            <text:p>1688.76198779425</text:p>
          </table:table-cell>
          <table:table-cell office:value-type="float" office:value="1026.00802139037" calcext:value-type="float">
            <text:p>1026.00802139037</text:p>
          </table:table-cell>
          <table:table-cell office:value-type="float" office:value="1770.83170947741" calcext:value-type="float">
            <text:p>1770.83170947741</text:p>
          </table:table-cell>
          <table:table-cell office:value-type="float" office:value="1023.6045751634" calcext:value-type="float">
            <text:p>1023.6045751634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558.46030330062" calcext:value-type="float">
            <text:p>1558.46030330062</text:p>
          </table:table-cell>
          <table:table-cell office:value-type="float" office:value="998.69340974212" calcext:value-type="float">
            <text:p>998.69340974212</text:p>
          </table:table-cell>
          <table:table-cell office:value-type="float" office:value="1692.08649093904" calcext:value-type="float">
            <text:p>1692.08649093904</text:p>
          </table:table-cell>
          <table:table-cell office:value-type="float" office:value="976.70540796964" calcext:value-type="float">
            <text:p>976.70540796964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719.98684210526" calcext:value-type="float">
            <text:p>1719.98684210526</text:p>
          </table:table-cell>
          <table:table-cell office:value-type="float" office:value="1036.815312985" calcext:value-type="float">
            <text:p>1036.815312985</text:p>
          </table:table-cell>
          <table:table-cell office:value-type="float" office:value="1663.37300319489" calcext:value-type="float">
            <text:p>1663.37300319489</text:p>
          </table:table-cell>
          <table:table-cell office:value-type="float" office:value="1030.02151075538" calcext:value-type="float">
            <text:p>1030.02151075538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745.22708158116" calcext:value-type="float">
            <text:p>1745.22708158116</text:p>
          </table:table-cell>
          <table:table-cell office:value-type="float" office:value="940.117255504352" calcext:value-type="float">
            <text:p>940.117255504352</text:p>
          </table:table-cell>
          <table:table-cell office:value-type="float" office:value="1627.72789115646" calcext:value-type="float">
            <text:p>1627.72789115646</text:p>
          </table:table-cell>
          <table:table-cell office:value-type="float" office:value="963.7004048583" calcext:value-type="float">
            <text:p>963.7004048583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641.73507148865" calcext:value-type="float">
            <text:p>1641.73507148865</text:p>
          </table:table-cell>
          <table:table-cell office:value-type="float" office:value="971.9735" calcext:value-type="float">
            <text:p>971.9735</text:p>
          </table:table-cell>
          <table:table-cell office:value-type="float" office:value="1664.85316455696" calcext:value-type="float">
            <text:p>1664.85316455696</text:p>
          </table:table-cell>
          <table:table-cell office:value-type="float" office:value="1040.02770378263" calcext:value-type="float">
            <text:p>1040.02770378263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687.81071737252" calcext:value-type="float">
            <text:p>1687.81071737252</text:p>
          </table:table-cell>
          <table:table-cell office:value-type="float" office:value="1045.28930185836" calcext:value-type="float">
            <text:p>1045.28930185836</text:p>
          </table:table-cell>
          <table:table-cell office:value-type="float" office:value="1763.24637681159" calcext:value-type="float">
            <text:p>1763.24637681159</text:p>
          </table:table-cell>
          <table:table-cell office:value-type="float" office:value="1003.33017928287" calcext:value-type="float">
            <text:p>1003.33017928287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1680.0504" calcext:value-type="float">
            <text:p>1680.0504</text:p>
          </table:table-cell>
          <table:table-cell office:value-type="float" office:value="998.157054582904" calcext:value-type="float">
            <text:p>998.157054582904</text:p>
          </table:table-cell>
          <table:table-cell office:value-type="float" office:value="1649.6976744186" calcext:value-type="float">
            <text:p>1649.6976744186</text:p>
          </table:table-cell>
          <table:table-cell office:value-type="float" office:value="1000.04223149114" calcext:value-type="float">
            <text:p>1000.04223149114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377.14368650218" calcext:value-type="float">
            <text:p>1377.14368650218</text:p>
          </table:table-cell>
          <table:table-cell office:value-type="float" office:value="1016.60819927348" calcext:value-type="float">
            <text:p>1016.60819927348</text:p>
          </table:table-cell>
          <table:table-cell office:value-type="float" office:value="1851.2890625" calcext:value-type="float">
            <text:p>1851.2890625</text:p>
          </table:table-cell>
          <table:table-cell office:value-type="float" office:value="1098.58308004053" calcext:value-type="float">
            <text:p>1098.58308004053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940.260542168675" calcext:value-type="float">
            <text:p>940.260542168675</text:p>
          </table:table-cell>
          <table:table-cell office:value-type="float" office:value="1062.80217069561" calcext:value-type="float">
            <text:p>1062.80217069561</text:p>
          </table:table-cell>
          <table:table-cell office:value-type="float" office:value="1706.72803738318" calcext:value-type="float">
            <text:p>1706.72803738318</text:p>
          </table:table-cell>
          <table:table-cell office:value-type="float" office:value="953.186726102031" calcext:value-type="float">
            <text:p>953.186726102031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1085.56902002107" calcext:value-type="float">
            <text:p>1085.56902002107</text:p>
          </table:table-cell>
          <table:table-cell office:value-type="float" office:value="1015.54507985574" calcext:value-type="float">
            <text:p>1015.54507985574</text:p>
          </table:table-cell>
          <table:table-cell office:value-type="float" office:value="1631.43519245876" calcext:value-type="float">
            <text:p>1631.43519245876</text:p>
          </table:table-cell>
          <table:table-cell office:value-type="float" office:value="1046.40786637931" calcext:value-type="float">
            <text:p>1046.40786637931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1004.85038560411" calcext:value-type="float">
            <text:p>1004.85038560411</text:p>
          </table:table-cell>
          <table:table-cell office:value-type="float" office:value="993.353231106243" calcext:value-type="float">
            <text:p>993.353231106243</text:p>
          </table:table-cell>
          <table:table-cell office:value-type="float" office:value="1662.53707052441" calcext:value-type="float">
            <text:p>1662.53707052441</text:p>
          </table:table-cell>
          <table:table-cell office:value-type="float" office:value="1093.11974454497" calcext:value-type="float">
            <text:p>1093.11974454497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999.010852713178" calcext:value-type="float">
            <text:p>999.010852713178</text:p>
          </table:table-cell>
          <table:table-cell office:value-type="float" office:value="975.586078886311" calcext:value-type="float">
            <text:p>975.586078886311</text:p>
          </table:table-cell>
          <table:table-cell office:value-type="float" office:value="1784.18876207199" calcext:value-type="float">
            <text:p>1784.18876207199</text:p>
          </table:table-cell>
          <table:table-cell office:value-type="float" office:value="988.005768222339" calcext:value-type="float">
            <text:p>988.005768222339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1059.092039801" calcext:value-type="float">
            <text:p>1059.092039801</text:p>
          </table:table-cell>
          <table:table-cell office:value-type="float" office:value="1001.21969265794" calcext:value-type="float">
            <text:p>1001.21969265794</text:p>
          </table:table-cell>
          <table:table-cell office:value-type="float" office:value="1823.21234939759" calcext:value-type="float">
            <text:p>1823.21234939759</text:p>
          </table:table-cell>
          <table:table-cell office:value-type="float" office:value="999.692658227848" calcext:value-type="float">
            <text:p>999.692658227848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994.045168067227" calcext:value-type="float">
            <text:p>994.045168067227</text:p>
          </table:table-cell>
          <table:table-cell office:value-type="float" office:value="965.3664" calcext:value-type="float">
            <text:p>965.3664</text:p>
          </table:table-cell>
          <table:table-cell office:value-type="float" office:value="988.290813341135" calcext:value-type="float">
            <text:p>988.290813341135</text:p>
          </table:table-cell>
          <table:table-cell office:value-type="float" office:value="897.010738255034" calcext:value-type="float">
            <text:p>897.010738255034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980.602081268583" calcext:value-type="float">
            <text:p>980.602081268583</text:p>
          </table:table-cell>
          <table:table-cell office:value-type="float" office:value="987.068034017008" calcext:value-type="float">
            <text:p>987.068034017008</text:p>
          </table:table-cell>
          <table:table-cell office:value-type="float" office:value="1026.0487394958" calcext:value-type="float">
            <text:p>1026.0487394958</text:p>
          </table:table-cell>
          <table:table-cell office:value-type="float" office:value="988.797583081571" calcext:value-type="float">
            <text:p>988.797583081571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1012.58732612056" calcext:value-type="float">
            <text:p>1012.58732612056</text:p>
          </table:table-cell>
          <table:table-cell office:value-type="float" office:value="1045.93209255533" calcext:value-type="float">
            <text:p>1045.93209255533</text:p>
          </table:table-cell>
          <table:table-cell office:value-type="float" office:value="1051.96144578313" calcext:value-type="float">
            <text:p>1051.96144578313</text:p>
          </table:table-cell>
          <table:table-cell office:value-type="float" office:value="997.309915296462" calcext:value-type="float">
            <text:p>997.309915296462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1020.70912640312" calcext:value-type="float">
            <text:p>1020.70912640312</text:p>
          </table:table-cell>
          <table:table-cell office:value-type="float" office:value="1024.96336796063" calcext:value-type="float">
            <text:p>1024.96336796063</text:p>
          </table:table-cell>
          <table:table-cell office:value-type="float" office:value="970.566321243523" calcext:value-type="float">
            <text:p>970.566321243523</text:p>
          </table:table-cell>
          <table:table-cell office:value-type="float" office:value="966.492445703494" calcext:value-type="float">
            <text:p>966.492445703494</text:p>
          </table:table-cell>
          <table:table-cell office:value-type="float" office:value="1200" calcext:value-type="float">
            <text:p>1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1T08:20:21.841000000</dc:date>
    <meta:editing-duration>PT11H4M17S</meta:editing-duration>
    <meta:editing-cycles>1</meta:editing-cycles>
    <meta:document-statistic meta:table-count="1" meta:cell-count="180" meta:object-count="1"/>
    <meta:generator>LibreOffice/6.0.3.2$Windows_X86_64 LibreOffice_project/8f48d515416608e3a835360314dac7e47fd0b82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sterisk" chart:symbol-width="0.1cm" chart:symbol-height="0.1cm" chart:link-data-style-to-source="true"/>
      <style:graphic-properties svg:stroke-width="0.025cm" svg:stroke-color="#f79448" draw:fill-color="#f79448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1cm" chart:symbol-height="0.1cm" chart:link-data-style-to-source="true"/>
      <style:graphic-properties svg:stroke-width="0.025cm" svg:stroke-color="#2b511a" draw:fill-color="#2b511a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1cm" chart:symbol-height="0.1cm" chart:link-data-style-to-source="true"/>
      <style:graphic-properties svg:stroke-width="0.025cm" svg:stroke-color="#985006" draw:fill-color="#98500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ashed_20__28_var_29_" svg:stroke-width="0.051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62cm" svg:y="0.316cm" chart:style-name="ch2">
          <text:p>Replication at different scenarios</text:p>
        </chart:title>
        <chart:legend chart:legend-position="end" svg:x="12.348cm" svg:y="3.205cm" style:legend-expansion="high" chart:style-name="ch3"/>
        <chart:plot-area chart:style-name="ch4" table:cell-range-address="'REPLICATION_ON_REP_INTRA_VM-10MIN-100ms-100-200users'.A1:'REPLICATION_ON_REP_INTRA_VM-10MIN-100ms-100-200users'.F30" chart:data-source-has-labels="both" svg:x="1.331cm" svg:y="1.275cm" svg:width="10.697cm" svg:height="6.564cm">
          <chartooo:coordinate-region svg:x="2.138cm" svg:y="1.396cm" svg:width="9.564cm" svg:height="5.441cm"/>
          <chart:axis chart:dimension="x" chart:name="primary-x" chart:style-name="ch5" chartooo:axis-type="auto">
            <chartooo:date-scale/>
            <chart:title svg:x="6.04cm" svg:y="8.019cm" chart:style-name="ch6">
              <text:p>Time (s)</text:p>
            </chart:title>
            <chart:categories table:cell-range-address="'REPLICATION_ON_REP_INTRA_VM-10MIN-100ms-100-200users'.A2:'REPLICATION_ON_REP_INTRA_VM-10MIN-100ms-100-200users'.A30"/>
          </chart:axis>
          <chart:axis chart:dimension="y" chart:name="primary-y" chart:style-name="ch5">
            <chart:title svg:x="0.451cm" svg:y="6.056cm" chart:style-name="ch7">
              <text:p>Response time (ms)</text:p>
            </chart:title>
            <chart:grid chart:style-name="ch8" chart:class="major"/>
          </chart:axis>
          <chart:series chart:style-name="ch9" chart:values-cell-range-address="'REPLICATION_ON_REP_INTRA_VM-10MIN-100ms-100-200users'.B2:'REPLICATION_ON_REP_INTRA_VM-10MIN-100ms-100-200users'.B30" chart:label-cell-address="'REPLICATION_ON_REP_INTRA_VM-10MIN-100ms-100-200users'.B1:'REPLICATION_ON_REP_INTRA_VM-10MIN-100ms-100-200users'.B1" chart:class="chart:line">
            <chart:data-point chart:repeated="29"/>
          </chart:series>
          <chart:series chart:style-name="ch10" chart:values-cell-range-address="'REPLICATION_ON_REP_INTRA_VM-10MIN-100ms-100-200users'.C2:'REPLICATION_ON_REP_INTRA_VM-10MIN-100ms-100-200users'.C30" chart:label-cell-address="'REPLICATION_ON_REP_INTRA_VM-10MIN-100ms-100-200users'.C1:'REPLICATION_ON_REP_INTRA_VM-10MIN-100ms-100-200users'.C1" chart:class="chart:line">
            <chart:data-point chart:repeated="29"/>
          </chart:series>
          <chart:series chart:style-name="ch11" chart:values-cell-range-address="'REPLICATION_ON_REP_INTRA_VM-10MIN-100ms-100-200users'.D2:'REPLICATION_ON_REP_INTRA_VM-10MIN-100ms-100-200users'.D30" chart:label-cell-address="'REPLICATION_ON_REP_INTRA_VM-10MIN-100ms-100-200users'.D1:'REPLICATION_ON_REP_INTRA_VM-10MIN-100ms-100-200users'.D1" chart:class="chart:line">
            <chart:data-point chart:repeated="29"/>
          </chart:series>
          <chart:series chart:style-name="ch12" chart:values-cell-range-address="'REPLICATION_ON_REP_INTRA_VM-10MIN-100ms-100-200users'.E2:'REPLICATION_ON_REP_INTRA_VM-10MIN-100ms-100-200users'.E30" chart:label-cell-address="'REPLICATION_ON_REP_INTRA_VM-10MIN-100ms-100-200users'.E1:'REPLICATION_ON_REP_INTRA_VM-10MIN-100ms-100-200users'.E1" chart:class="chart:line">
            <chart:data-point chart:repeated="29"/>
          </chart:series>
          <chart:series chart:style-name="ch13" chart:values-cell-range-address="'REPLICATION_ON_REP_INTRA_VM-10MIN-100ms-100-200users'.F2:'REPLICATION_ON_REP_INTRA_VM-10MIN-100ms-100-200users'.F30" chart:label-cell-address="'REPLICATION_ON_REP_INTRA_VM-10MIN-100ms-100-200users'.F1:'REPLICATION_ON_REP_INTRA_VM-10MIN-100ms-100-200users'.F1" chart:class="chart:line">
            <chart:data-point chart:repeated="2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2</text:p>
                <draw:g>
                  <svg:desc>'REPLICATION_ON_REP_INTRA_VM-10MIN-100ms-100-200users'.B1:'REPLICATION_ON_REP_INTRA_VM-10MIN-100ms-100-200users'.B1</svg:desc>
                </draw:g>
              </table:table-cell>
              <table:table-cell office:value-type="string">
                <text:p>s3</text:p>
                <draw:g>
                  <svg:desc>'REPLICATION_ON_REP_INTRA_VM-10MIN-100ms-100-200users'.C1:'REPLICATION_ON_REP_INTRA_VM-10MIN-100ms-100-200users'.C1</svg:desc>
                </draw:g>
              </table:table-cell>
              <table:table-cell office:value-type="string">
                <text:p>s4</text:p>
                <draw:g>
                  <svg:desc>'REPLICATION_ON_REP_INTRA_VM-10MIN-100ms-100-200users'.D1:'REPLICATION_ON_REP_INTRA_VM-10MIN-100ms-100-200users'.D1</svg:desc>
                </draw:g>
              </table:table-cell>
              <table:table-cell office:value-type="string">
                <text:p>s5</text:p>
                <draw:g>
                  <svg:desc>'REPLICATION_ON_REP_INTRA_VM-10MIN-100ms-100-200users'.E1:'REPLICATION_ON_REP_INTRA_VM-10MIN-100ms-100-200users'.E1</svg:desc>
                </draw:g>
              </table:table-cell>
              <table:table-cell office:value-type="string">
                <text:p>Threshold</text:p>
                <draw:g>
                  <svg:desc>'REPLICATION_ON_REP_INTRA_VM-10MIN-100ms-100-200users'.F1:'REPLICATION_ON_REP_INTRA_VM-10MIN-100ms-100-200users'.F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REPLICATION_ON_REP_INTRA_VM-10MIN-100ms-100-200users'.A2:'REPLICATION_ON_REP_INTRA_VM-10MIN-100ms-100-200users'.A30</svg:desc>
                </draw:g>
              </table:table-cell>
              <table:table-cell office:value-type="float" office:value="950.023985239852">
                <text:p>950.023985239852</text:p>
                <draw:g>
                  <svg:desc>'REPLICATION_ON_REP_INTRA_VM-10MIN-100ms-100-200users'.B2:'REPLICATION_ON_REP_INTRA_VM-10MIN-100ms-100-200users'.B30</svg:desc>
                </draw:g>
              </table:table-cell>
              <table:table-cell office:value-type="float" office:value="965.813392857143">
                <text:p>965.813392857143</text:p>
                <draw:g>
                  <svg:desc>'REPLICATION_ON_REP_INTRA_VM-10MIN-100ms-100-200users'.C2:'REPLICATION_ON_REP_INTRA_VM-10MIN-100ms-100-200users'.C30</svg:desc>
                </draw:g>
              </table:table-cell>
              <table:table-cell office:value-type="float" office:value="969.94385285576">
                <text:p>969.94385285576</text:p>
                <draw:g>
                  <svg:desc>'REPLICATION_ON_REP_INTRA_VM-10MIN-100ms-100-200users'.D2:'REPLICATION_ON_REP_INTRA_VM-10MIN-100ms-100-200users'.D30</svg:desc>
                </draw:g>
              </table:table-cell>
              <table:table-cell office:value-type="float" office:value="951.283137962128">
                <text:p>951.283137962128</text:p>
                <draw:g>
                  <svg:desc>'REPLICATION_ON_REP_INTRA_VM-10MIN-100ms-100-200users'.E2:'REPLICATION_ON_REP_INTRA_VM-10MIN-100ms-100-200users'.E30</svg:desc>
                </draw:g>
              </table:table-cell>
              <table:table-cell office:value-type="float" office:value="1200">
                <text:p>1200</text:p>
                <draw:g>
                  <svg:desc>'REPLICATION_ON_REP_INTRA_VM-10MIN-100ms-100-200users'.F2:'REPLICATION_ON_REP_INTRA_VM-10MIN-100ms-100-200users'.F3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77.774021352313">
                <text:p>877.774021352313</text:p>
              </table:table-cell>
              <table:table-cell office:value-type="float" office:value="883.548327137546">
                <text:p>883.548327137546</text:p>
              </table:table-cell>
              <table:table-cell office:value-type="float" office:value="885.294117647059">
                <text:p>885.294117647059</text:p>
              </table:table-cell>
              <table:table-cell office:value-type="float" office:value="892.462162162162">
                <text:p>892.46216216216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20.347905282332">
                <text:p>920.347905282332</text:p>
              </table:table-cell>
              <table:table-cell office:value-type="float" office:value="900.063620071685">
                <text:p>900.063620071685</text:p>
              </table:table-cell>
              <table:table-cell office:value-type="float" office:value="881.646482635797">
                <text:p>881.646482635797</text:p>
              </table:table-cell>
              <table:table-cell office:value-type="float" office:value="862.64592462752">
                <text:p>862.6459246275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25.798898071625">
                <text:p>925.798898071625</text:p>
              </table:table-cell>
              <table:table-cell office:value-type="float" office:value="897.659090909091">
                <text:p>897.659090909091</text:p>
              </table:table-cell>
              <table:table-cell office:value-type="float" office:value="922.425044091711">
                <text:p>922.425044091711</text:p>
              </table:table-cell>
              <table:table-cell office:value-type="float" office:value="920.80129990715">
                <text:p>920.8012999071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86.848540145986">
                <text:p>886.848540145986</text:p>
              </table:table-cell>
              <table:table-cell office:value-type="float" office:value="919.074311926606">
                <text:p>919.074311926606</text:p>
              </table:table-cell>
              <table:table-cell office:value-type="float" office:value="895.156424581006">
                <text:p>895.156424581006</text:p>
              </table:table-cell>
              <table:table-cell office:value-type="float" office:value="860.748471615721">
                <text:p>860.748471615721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73.099476439791">
                <text:p>873.099476439791</text:p>
              </table:table-cell>
              <table:table-cell office:value-type="float" office:value="880.242371403662">
                <text:p>880.242371403662</text:p>
              </table:table-cell>
              <table:table-cell office:value-type="float" office:value="904.122869955157">
                <text:p>904.122869955157</text:p>
              </table:table-cell>
              <table:table-cell office:value-type="float" office:value="870.872413793103">
                <text:p>870.87241379310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917.853432282004">
                <text:p>917.853432282004</text:p>
              </table:table-cell>
              <table:table-cell office:value-type="float" office:value="896.96628216504">
                <text:p>896.96628216504</text:p>
              </table:table-cell>
              <table:table-cell office:value-type="float" office:value="890.541292639138">
                <text:p>890.541292639138</text:p>
              </table:table-cell>
              <table:table-cell office:value-type="float" office:value="872.098930481283">
                <text:p>872.09893048128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07.777272727273">
                <text:p>907.777272727273</text:p>
              </table:table-cell>
              <table:table-cell office:value-type="float" office:value="850.207116788321">
                <text:p>850.207116788321</text:p>
              </table:table-cell>
              <table:table-cell office:value-type="float" office:value="885.436077057793">
                <text:p>885.436077057793</text:p>
              </table:table-cell>
              <table:table-cell office:value-type="float" office:value="862.205491585474">
                <text:p>862.20549158547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88.529262086514">
                <text:p>988.529262086514</text:p>
              </table:table-cell>
              <table:table-cell office:value-type="float" office:value="1044.50200481155">
                <text:p>1044.50200481155</text:p>
              </table:table-cell>
              <table:table-cell office:value-type="float" office:value="929.415973377704">
                <text:p>929.415973377704</text:p>
              </table:table-cell>
              <table:table-cell office:value-type="float" office:value="990.115987460815">
                <text:p>990.11598746081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793.00257069409">
                <text:p>1793.00257069409</text:p>
              </table:table-cell>
              <table:table-cell office:value-type="float" office:value="1514.2828525641">
                <text:p>1514.2828525641</text:p>
              </table:table-cell>
              <table:table-cell office:value-type="float" office:value="1767.76605101143">
                <text:p>1767.76605101143</text:p>
              </table:table-cell>
              <table:table-cell office:value-type="float" office:value="1461.14871016692">
                <text:p>1461.1487101669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690.11621621622">
                <text:p>1690.11621621622</text:p>
              </table:table-cell>
              <table:table-cell office:value-type="float" office:value="1002.60618996798">
                <text:p>1002.60618996798</text:p>
              </table:table-cell>
              <table:table-cell office:value-type="float" office:value="1753.22434782609">
                <text:p>1753.22434782609</text:p>
              </table:table-cell>
              <table:table-cell office:value-type="float" office:value="941.744360902256">
                <text:p>941.744360902256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806.43414634146">
                <text:p>1806.43414634146</text:p>
              </table:table-cell>
              <table:table-cell office:value-type="float" office:value="1070.43232323232">
                <text:p>1070.43232323232</text:p>
              </table:table-cell>
              <table:table-cell office:value-type="float" office:value="1613.54109589041">
                <text:p>1613.54109589041</text:p>
              </table:table-cell>
              <table:table-cell office:value-type="float" office:value="1027.54392892399">
                <text:p>1027.5439289239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688.76198779425">
                <text:p>1688.76198779425</text:p>
              </table:table-cell>
              <table:table-cell office:value-type="float" office:value="1026.00802139037">
                <text:p>1026.00802139037</text:p>
              </table:table-cell>
              <table:table-cell office:value-type="float" office:value="1770.83170947741">
                <text:p>1770.83170947741</text:p>
              </table:table-cell>
              <table:table-cell office:value-type="float" office:value="1023.6045751634">
                <text:p>1023.604575163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558.46030330062">
                <text:p>1558.46030330062</text:p>
              </table:table-cell>
              <table:table-cell office:value-type="float" office:value="998.69340974212">
                <text:p>998.69340974212</text:p>
              </table:table-cell>
              <table:table-cell office:value-type="float" office:value="1692.08649093904">
                <text:p>1692.08649093904</text:p>
              </table:table-cell>
              <table:table-cell office:value-type="float" office:value="976.70540796964">
                <text:p>976.7054079696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719.98684210526">
                <text:p>1719.98684210526</text:p>
              </table:table-cell>
              <table:table-cell office:value-type="float" office:value="1036.815312985">
                <text:p>1036.815312985</text:p>
              </table:table-cell>
              <table:table-cell office:value-type="float" office:value="1663.37300319489">
                <text:p>1663.37300319489</text:p>
              </table:table-cell>
              <table:table-cell office:value-type="float" office:value="1030.02151075538">
                <text:p>1030.02151075538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745.22708158116">
                <text:p>1745.22708158116</text:p>
              </table:table-cell>
              <table:table-cell office:value-type="float" office:value="940.117255504352">
                <text:p>940.117255504352</text:p>
              </table:table-cell>
              <table:table-cell office:value-type="float" office:value="1627.72789115646">
                <text:p>1627.72789115646</text:p>
              </table:table-cell>
              <table:table-cell office:value-type="float" office:value="963.7004048583">
                <text:p>963.700404858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641.73507148865">
                <text:p>1641.73507148865</text:p>
              </table:table-cell>
              <table:table-cell office:value-type="float" office:value="971.9735">
                <text:p>971.9735</text:p>
              </table:table-cell>
              <table:table-cell office:value-type="float" office:value="1664.85316455696">
                <text:p>1664.85316455696</text:p>
              </table:table-cell>
              <table:table-cell office:value-type="float" office:value="1040.02770378263">
                <text:p>1040.0277037826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687.81071737252">
                <text:p>1687.81071737252</text:p>
              </table:table-cell>
              <table:table-cell office:value-type="float" office:value="1045.28930185836">
                <text:p>1045.28930185836</text:p>
              </table:table-cell>
              <table:table-cell office:value-type="float" office:value="1763.24637681159">
                <text:p>1763.24637681159</text:p>
              </table:table-cell>
              <table:table-cell office:value-type="float" office:value="1003.33017928287">
                <text:p>1003.33017928287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680.0504">
                <text:p>1680.0504</text:p>
              </table:table-cell>
              <table:table-cell office:value-type="float" office:value="998.157054582904">
                <text:p>998.157054582904</text:p>
              </table:table-cell>
              <table:table-cell office:value-type="float" office:value="1649.6976744186">
                <text:p>1649.6976744186</text:p>
              </table:table-cell>
              <table:table-cell office:value-type="float" office:value="1000.04223149114">
                <text:p>1000.0422314911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377.14368650218">
                <text:p>1377.14368650218</text:p>
              </table:table-cell>
              <table:table-cell office:value-type="float" office:value="1016.60819927348">
                <text:p>1016.60819927348</text:p>
              </table:table-cell>
              <table:table-cell office:value-type="float" office:value="1851.2890625">
                <text:p>1851.2890625</text:p>
              </table:table-cell>
              <table:table-cell office:value-type="float" office:value="1098.58308004053">
                <text:p>1098.5830800405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940.260542168675">
                <text:p>940.260542168675</text:p>
              </table:table-cell>
              <table:table-cell office:value-type="float" office:value="1062.80217069561">
                <text:p>1062.80217069561</text:p>
              </table:table-cell>
              <table:table-cell office:value-type="float" office:value="1706.72803738318">
                <text:p>1706.72803738318</text:p>
              </table:table-cell>
              <table:table-cell office:value-type="float" office:value="953.186726102031">
                <text:p>953.186726102031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85.56902002107">
                <text:p>1085.56902002107</text:p>
              </table:table-cell>
              <table:table-cell office:value-type="float" office:value="1015.54507985574">
                <text:p>1015.54507985574</text:p>
              </table:table-cell>
              <table:table-cell office:value-type="float" office:value="1631.43519245876">
                <text:p>1631.43519245876</text:p>
              </table:table-cell>
              <table:table-cell office:value-type="float" office:value="1046.40786637931">
                <text:p>1046.40786637931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004.85038560411">
                <text:p>1004.85038560411</text:p>
              </table:table-cell>
              <table:table-cell office:value-type="float" office:value="993.353231106243">
                <text:p>993.353231106243</text:p>
              </table:table-cell>
              <table:table-cell office:value-type="float" office:value="1662.53707052441">
                <text:p>1662.53707052441</text:p>
              </table:table-cell>
              <table:table-cell office:value-type="float" office:value="1093.11974454497">
                <text:p>1093.11974454497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999.010852713178">
                <text:p>999.010852713178</text:p>
              </table:table-cell>
              <table:table-cell office:value-type="float" office:value="975.586078886311">
                <text:p>975.586078886311</text:p>
              </table:table-cell>
              <table:table-cell office:value-type="float" office:value="1784.18876207199">
                <text:p>1784.18876207199</text:p>
              </table:table-cell>
              <table:table-cell office:value-type="float" office:value="988.005768222339">
                <text:p>988.00576822233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59.092039801">
                <text:p>1059.092039801</text:p>
              </table:table-cell>
              <table:table-cell office:value-type="float" office:value="1001.21969265794">
                <text:p>1001.21969265794</text:p>
              </table:table-cell>
              <table:table-cell office:value-type="float" office:value="1823.21234939759">
                <text:p>1823.21234939759</text:p>
              </table:table-cell>
              <table:table-cell office:value-type="float" office:value="999.692658227848">
                <text:p>999.692658227848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994.045168067227">
                <text:p>994.045168067227</text:p>
              </table:table-cell>
              <table:table-cell office:value-type="float" office:value="965.3664">
                <text:p>965.3664</text:p>
              </table:table-cell>
              <table:table-cell office:value-type="float" office:value="988.290813341135">
                <text:p>988.290813341135</text:p>
              </table:table-cell>
              <table:table-cell office:value-type="float" office:value="897.010738255034">
                <text:p>897.01073825503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980.602081268583">
                <text:p>980.602081268583</text:p>
              </table:table-cell>
              <table:table-cell office:value-type="float" office:value="987.068034017008">
                <text:p>987.068034017008</text:p>
              </table:table-cell>
              <table:table-cell office:value-type="float" office:value="1026.0487394958">
                <text:p>1026.0487394958</text:p>
              </table:table-cell>
              <table:table-cell office:value-type="float" office:value="988.797583081571">
                <text:p>988.797583081571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12.58732612056">
                <text:p>1012.58732612056</text:p>
              </table:table-cell>
              <table:table-cell office:value-type="float" office:value="1045.93209255533">
                <text:p>1045.93209255533</text:p>
              </table:table-cell>
              <table:table-cell office:value-type="float" office:value="1051.96144578313">
                <text:p>1051.96144578313</text:p>
              </table:table-cell>
              <table:table-cell office:value-type="float" office:value="997.309915296462">
                <text:p>997.30991529646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020.70912640312">
                <text:p>1020.70912640312</text:p>
              </table:table-cell>
              <table:table-cell office:value-type="float" office:value="1024.96336796063">
                <text:p>1024.96336796063</text:p>
              </table:table-cell>
              <table:table-cell office:value-type="float" office:value="970.566321243523">
                <text:p>970.566321243523</text:p>
              </table:table-cell>
              <table:table-cell office:value-type="float" office:value="966.492445703494">
                <text:p>966.492445703494</text:p>
              </table:table-cell>
              <table:table-cell office:value-type="float" office:value="1200">
                <text:p>1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